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25-01-0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24-01-0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23-01-0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22-01-0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21-01-0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20-01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9-01-0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8-01-0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7-01-03 17:3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6-01-02 18:0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5-01-02 17:4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4-01-02 18:1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3-01-02 18:3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2-01-03 19:2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1-01-03 18:3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10-01-02 18:5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09-01-04 22:2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09-01-04 20:5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16101144801</text:p>
          </table:table-cell>
          <table:table-cell office:value-type="string" calcext:value-type="string">
            <text:p>2008-01-03 20:3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